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47d50" officeooo:paragraph-rsid="004439ed"/>
    </style:style>
    <style:style style:name="P6" style:family="paragraph" style:parent-style-name="Text_20_body">
      <style:text-properties officeooo:rsid="00374150" officeooo:paragraph-rsid="00374150"/>
    </style:style>
    <style:style style:name="P7" style:family="paragraph" style:parent-style-name="Text_20_body">
      <style:text-properties officeooo:rsid="00374150" officeooo:paragraph-rsid="004439ed"/>
    </style:style>
    <style:style style:name="P8" style:family="paragraph" style:parent-style-name="Text_20_body">
      <style:text-properties officeooo:rsid="004151db" officeooo:paragraph-rsid="004151db"/>
    </style:style>
    <style:style style:name="P9" style:family="paragraph" style:parent-style-name="Text_20_body">
      <style:text-properties officeooo:rsid="004439ed" officeooo:paragraph-rsid="004439ed"/>
    </style:style>
    <style:style style:name="P10" style:family="paragraph" style:parent-style-name="Heading_20_3">
      <style:text-properties officeooo:rsid="00347d50" officeooo:paragraph-rsid="00347d50"/>
    </style:style>
    <style:style style:name="P11" style:family="paragraph" style:parent-style-name="Heading_20_3">
      <style:text-properties officeooo:paragraph-rsid="00374150"/>
    </style:style>
    <style:style style:name="P12" style:family="paragraph" style:parent-style-name="Heading_20_3">
      <style:text-properties officeooo:rsid="004439ed" officeooo:paragraph-rsid="004439ed"/>
    </style:style>
    <style:style style:name="P13" style:family="paragraph" style:parent-style-name="Heading_20_3">
      <style:text-properties officeooo:paragraph-rsid="004439ed"/>
    </style:style>
    <style:style style:name="P14" style:family="paragraph" style:parent-style-name="Heading_20_3">
      <style:paragraph-properties fo:margin-top="1.3cm" fo:margin-bottom="0.25cm" loext:contextual-spacing="false"/>
    </style:style>
    <style:style style:name="P15" style:family="paragraph" style:parent-style-name="Heading_20_3">
      <style:paragraph-properties fo:margin-top="3.2cm" fo:margin-bottom="0.25cm" loext:contextual-spacing="false"/>
    </style:style>
    <style:style style:name="P16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d1714"/>
    </style:style>
    <style:style style:name="T6" style:family="text">
      <style:text-properties officeooo:rsid="003ed187"/>
    </style:style>
    <style:style style:name="T7" style:family="text">
      <style:text-properties officeooo:rsid="004439ed"/>
    </style:style>
    <style:style style:name="T8" style:family="text">
      <style:text-properties officeooo:rsid="0044de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1979</text:h>
      <text:p text:style-name="Heading_20_2">(<text:span text:style-name="T1">The Smashing Pumpkins</text:span>)</text:p>
      <text:p text:style-name="P8">Capo 3</text:p>
      <text:p text:style-name="P12">[INTRO]</text:p>
      <text:p text:style-name="P9">C <text:s text:c="2"/>Gmaj7 G <text:s/>C <text:s text:c="2"/>Gmaj7 C <text:s/>Am <text:s/>D <text:s text:c="2"/>Gmaj7 G</text:p>
      <text:p text:style-name="P10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11">[CHORUS]</text:p>
      <text:p text:style-name="P4"><text:s text:c="4"/><text:span text:style-name="T4">G</text:span> <text:s text:c="7"/><text:span text:style-name="T4">G</text:span>maj7 <text:span text:style-name="T4">C <text:s/></text:span><text:s text:c="24"/><text:span text:style-name="T4">G</text:span></text:p>
      <text:p text:style-name="P4"><text:span text:style-name="T3">And</text:span> we don't even <text:s/>care t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7">j</text:span>ust where out bones will rest</text:p>
      <text:p text:style-name="P4"><text:s text:c="3"/><text:span text:style-name="T4">G</text:span>maj7 <text:s/><text:span text:style-name="T4">C <text:s text:c="5"/></text:span><text:s text:c="15"/><text:span text:style-name="T4">A</text:span>m <text:s text:c="5"/></text:p>
      <text:p text:style-name="P4">To dust I guess, <text:span text:style-name="T7">f</text:span>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6">[<text:span text:style-name="T7">I</text:span>n]to the earth below.</text:p>
      <text:p text:style-name="P15"><text:soft-page-break/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5">Am</text:span> <text:s text:c="10"/><text:span text:style-name="T5">D</text:span></text:p>
      <text:p text:style-name="P1">Morphine city slippin' dues down to see:</text:p>
      <text:p text:style-name="Heading_20_3"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4"><text:s text:c="3"/><text:span text:style-name="T4">G</text:span>maj7 <text:s text:c="3"/><text:span text:style-name="T4">C <text:s text:c="3"/></text:span><text:s text:c="26"/><text:span text:style-name="T4">G</text:span></text:p>
      <text:p text:style-name="P4">We feel the pull <text:span text:style-name="T6">i</text:span>n the land of a thousand guilts</text:p>
      <text:p text:style-name="P4"><text:s text:c="4"/><text:span text:style-name="T4">G</text:span>maj7 <text:s/><text:span text:style-name="T4">C <text:s text:c="6"/></text:span><text:s text:c="13"/><text:span text:style-name="T4">D</text:span></text:p>
      <text:p text:style-name="P4">And poured cement, Lamented and assured.</text:p>
      <text:p text:style-name="Heading_20_3">[BRIDGE]</text:p>
      <text:p text:style-name="P1"><text:s text:c="18"/><text:span text:style-name="T4">E</text:span>m <text:s text:c="5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8">C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maj7 <text:s/>G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P14"><text:soft-page-break/>[CHORUS]</text:p>
      <text:p text:style-name="P5"><text:s text:c="4"/><text:span text:style-name="T4">G</text:span> <text:s text:c="7"/><text:span text:style-name="T4">G</text:span>maj7 <text:span text:style-name="T4">C <text:s/></text:span><text:s text:c="24"/><text:span text:style-name="T4">G</text:span></text:p>
      <text:p text:style-name="P5"><text:span text:style-name="T3">And</text:span> we don't even <text:s/>care to shake these zipper blues,</text:p>
      <text:p text:style-name="P5"><text:s text:c="4"/><text:span text:style-name="T4">G</text:span>maj7 <text:s text:c="3"/><text:span text:style-name="T4">C <text:s text:c="3"/></text:span><text:s text:c="26"/><text:span text:style-name="T4">G</text:span></text:p>
      <text:p text:style-name="P5">And we don't know <text:span text:style-name="T7">j</text:span>ust where out bones will rest</text:p>
      <text:p text:style-name="P5"><text:s text:c="3"/><text:span text:style-name="T4">G</text:span>maj7 <text:s/><text:span text:style-name="T4">C <text:s text:c="5"/></text:span><text:s text:c="15"/><text:span text:style-name="T4">A</text:span>m <text:s text:c="5"/></text:p>
      <text:p text:style-name="P5">To dust I guess, <text:span text:style-name="T7">f</text:span>orgotten and absorbed </text:p>
      <text:p text:style-name="P5"><text:s text:c="11"/><text:span text:style-name="T4">D</text:span> <text:s text:c="6"/><text:span text:style-name="T4">G</text:span>maj7 <text:span text:style-name="T4">G</text:span></text:p>
      <text:p text:style-name="P7">[<text:span text:style-name="T7">I</text:span>n]to the earth below.</text:p>
      <text:p text:style-name="P13"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M41S</meta:editing-duration>
    <meta:editing-cycles>52</meta:editing-cycles>
    <meta:generator>LibreOffice/5.2.7.2$Linux_X86_64 LibreOffice_project/20m0$Build-2</meta:generator>
    <dc:title>Lyrics + Chords</dc:title>
    <dc:date>2018-03-09T17:38:21.037055302</dc:date>
    <meta:print-date>2017-04-03T12:23:29.985893000</meta:print-date>
    <meta:document-statistic meta:table-count="0" meta:image-count="0" meta:object-count="0" meta:page-count="3" meta:paragraph-count="76" meta:word-count="345" meta:character-count="2435" meta:non-whitespace-character-count="126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